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c5c00" draw:textarea-horizontal-align="justify" draw:textarea-vertical-align="middle" draw:auto-grow-height="false" fo:min-height="2.772cm" fo:min-width="0.222cm"/>
    </style:style>
    <style:style style:name="gr2" style:family="graphic" style:parent-style-name="standard">
      <style:graphic-properties draw:fill-color="#e327ff" draw:textarea-horizontal-align="justify" draw:textarea-vertical-align="middle" draw:auto-grow-height="false" fo:min-height="4.072cm" fo:min-width="0.222cm"/>
    </style:style>
    <style:style style:name="gr3" style:family="graphic" style:parent-style-name="standard">
      <style:graphic-properties draw:fill-color="#ffd74c" draw:textarea-horizontal-align="justify" draw:textarea-vertical-align="middle" draw:auto-grow-height="false" fo:min-height="1.172cm" fo:min-width="0.222cm"/>
    </style:style>
    <style:style style:name="gr4" style:family="graphic" style:parent-style-name="standard">
      <style:graphic-properties draw:fill-color="#e327ff" draw:textarea-vertical-align="middle" draw:auto-grow-height="false" fo:min-height="3.35cm" fo:min-width="3.1cm"/>
    </style:style>
    <style:style style:name="gr5" style:family="graphic" style:parent-style-name="standard">
      <style:graphic-properties draw:fill-color="#ffd74c" draw:textarea-vertical-align="middle" draw:auto-grow-height="false" fo:min-height="3.35cm" fo:min-width="3.1cm"/>
    </style:style>
    <style:style style:name="gr6" style:family="graphic" style:parent-style-name="standard">
      <style:graphic-properties draw:fill-color="#fc5c00" draw:textarea-vertical-align="middle" draw:auto-grow-height="false" fo:min-height="3.35cm" fo:min-width="3.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-color="#fc5c00"/>
      <style:paragraph-properties fo:text-align="center"/>
    </style:style>
    <style:style style:name="P3" style:family="paragraph">
      <loext:graphic-properties draw:fill-color="#e327ff"/>
      <style:paragraph-properties fo:text-align="center"/>
    </style:style>
    <style:style style:name="P4" style:family="paragraph">
      <loext:graphic-properties draw:fill-color="#ffd74c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8cm" svg:height="3.1cm" svg:x="7cm" svg:y="8.3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cm" svg:height="4.4cm" svg:x="7.975cm" svg:y="7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8cm" svg:height="1.5cm" svg:x="8.947cm" svg:y="9.9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6cm" svg:height="3.6cm" svg:x="15cm" svg:y="7.8cm">
          <text:p/>
          <draw:enhanced-geometry draw:glue-point-type="segments" draw:type="mso-spt100" draw:modifiers="-142.298993889258 38.80369082028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3.6cm" svg:height="3.6cm" svg:x="15cm" svg:y="7.8cm">
          <text:p/>
          <draw:enhanced-geometry draw:glue-point-type="segments" draw:type="mso-spt100" draw:modifiers="38.4111018680724 -20.121090900321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2" draw:layer="layout" svg:width="3.6cm" svg:height="3.6cm" svg:x="15cm" svg:y="7.8cm">
          <text:p/>
          <draw:enhanced-geometry draw:glue-point-type="segments" draw:type="mso-spt100" draw:modifiers="-20.107415378403 -142.66680426181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5" draw:layer="layout" svg:width="0.2cm" svg:height="0.2cm" svg:x="16.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4cm" svg:x="16.7cm" svg:y="7.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906.93069306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9" draw:text-style-name="P6" draw:layer="layout" svg:width="1.899cm" svg:height="0.999cm" draw:transform="rotate (-0.166678943565459) translate (17.2961199846721cm 7.14931657511223cm)" svg:viewBox="0 0 1900 1000" svg:d="M0 0c1200 0 1900 1000 1900 10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3-07T13:48:02.745480784</dc:date>
    <meta:editing-duration>PT5H10M40S</meta:editing-duration>
    <meta:editing-cycles>23</meta:editing-cycles>
    <meta:generator>LibreOffice/6.1.5.2$Linux_X86_64 LibreOffice_project/10$Build-2</meta:generator>
    <meta:document-statistic meta:object-count="9"/>
  </office:meta>
</office:document-meta>
</file>